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0.5974">
            <text:p>90.59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12">
            <text:p>97.16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882">
            <text:p>97.3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651">
            <text:p>96.865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7.4322">
            <text:p>97.4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616">
            <text:p>97.6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032">
            <text:p>96.30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6636">
            <text:p>95.6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424">
            <text:p>96.14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5786">
            <text:p>95.5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76">
            <text:p>96.0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655">
            <text:p>97.8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926">
            <text:p>95.4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16">
            <text:p>95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568">
            <text:p>97.056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63">
            <text:p>96.806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688">
            <text:p>97.2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737">
            <text:p>97.07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8239">
            <text:p>96.82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14">
            <text:p>96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9286">
            <text:p>94.9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244">
            <text:p>95.62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4.7">
            <text:p>94.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08">
            <text:p>98.0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467">
            <text:p>97.1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6182">
            <text:p>94.6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539">
            <text:p>96.9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033">
            <text:p>96.903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.2">
            <text:p>9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238">
            <text:p>98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571">
            <text:p>99.2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783">
            <text:p>97.0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36">
            <text:p>96.8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75">
            <text:p>97.7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8148">
            <text:p>98.8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773">
            <text:p>96.377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7565">
            <text:p>98.7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25">
            <text:p>96.80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3967">
            <text:p>98.39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953">
            <text:p>97.69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546">
            <text:p>96.4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7864">
            <text:p>98.7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7914">
            <text:p>95.79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5333">
            <text:p>94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171">
            <text:p>96.517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322">
            <text:p>98.1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383">
            <text:p>97.93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8763">
            <text:p>97.87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553">
            <text:p>97.35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714">
            <text:p>97.27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767">
            <text:p>96.8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643">
            <text:p>97.7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976">
            <text:p>97.097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857">
            <text:p>96.8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792">
            <text:p>98.7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081">
            <text:p>97.60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107">
            <text:p>96.71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41">
            <text:p>98.154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55">
            <text:p>97.325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6.9913">
            <text:p>96.9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087">
            <text:p>98.3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11">
            <text:p>97.37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022">
            <text:p>97.00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536">
            <text:p>97.4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543">
            <text:p>97.75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2969">
            <text:p>98.2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756">
            <text:p>97.37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455">
            <text:p>95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96">
            <text:p>97.5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369">
            <text:p>99.23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86">
            <text:p>97.8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9676">
            <text:p>98.9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543">
            <text:p>98.35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067">
            <text:p>97.3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947">
            <text:p>98.1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531">
            <text:p>98.2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94">
            <text:p>99.2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217">
            <text:p>97.9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067">
            <text:p>97.90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211">
            <text:p>97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909">
            <text:p>97.6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727">
            <text:p>97.6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1">
            <text:p>97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333">
            <text:p>97.23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476">
            <text:p>97.3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1059">
            <text:p>95.1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706">
            <text:p>96.2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14">
            <text:p>96.4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634">
            <text:p>97.56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741">
            <text:p>96.9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218">
            <text:p>97.92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2087">
            <text:p>96.2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334">
            <text:p>97.53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289">
            <text:p>96.72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6765">
            <text:p>95.6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572">
            <text:p>97.7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237">
            <text:p>98.023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743">
            <text:p>96.07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854">
            <text:p>97.18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25">
            <text:p>96.0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913">
            <text:p>96.1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261">
            <text:p>97.0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0687">
            <text:p>96.06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044">
            <text:p>95.3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69">
            <text:p>97.3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895">
            <text:p>97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245">
            <text:p>97.624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933">
            <text:p>97.2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164">
            <text:p>97.416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9925">
            <text:p>96.99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531">
            <text:p>97.6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1095">
            <text:p>96.109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7625">
            <text:p>96.7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762">
            <text:p>98.6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formula="of:=SUM([.A1:.A500])/500" office:value-type="float" office:value="97.9883588000001">
            <text:p>97.9883588</text:p>
          </table:table-cell>
          <table:table-cell table:formula="of:=SUM([.B1:.B500])/500" office:value-type="float" office:value="14.63">
            <text:p>14.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28:49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